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9df2"/>
    </style:style>
    <style:style style:name="P2" style:family="paragraph" style:parent-style-name="Text_20_body">
      <style:text-properties officeooo:rsid="00159df2" officeooo:paragraph-rsid="00159d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nstructions: Have all the code for all the questions in one Jupyter notebook and upload<text:line-break/>the file at the time of submission. I will only consider these this file format for grading.<text:line-break/>So, after you uploaded the file, check the file extension and if it is not an ipynb,<text:line-break/>then upload the right file.</text:p>
      <text:p text:style-name="Text_20_body"/>
      <text:p text:style-name="P2">Install xlrd library to read excel</text:p>
      <text:p text:style-name="P1"><text:line-break/>Way to present:<text:line-break/># Solution 1 to indicate solution to question 1. Please submit original work.</text:p>
      <text:p text:style-name="Text_20_body"> </text:p>
      <text:p text:style-name="Text_20_body">Go to <text:line-break/>https://archive.ics.uci.edu/ml/datasets/Air+Quality <text:line-break/><text:line-break/>and download the Excel file.</text:p>
      <text:p text:style-name="Text_20_body">Use Pandas to perform the following:</text:p>
      <text:p text:style-name="Text_20_body">1) read the Excel file and create a dataframe<text:line-break/><text:line-break/>2) Find the number of columns and rows<text:line-break/><text:line-break/>3) Print the first 5 rows of the dataframe<text:line-break/><text:line-break/>4) Find the data type of the columns<text:line-break/><text:line-break/>5) Find the missing values in the column and replace them with the mean of the column<text:line-break/><text:line-break/>6) Find the correlation between features. <text:line-break/><text:line-break/>Pick features that are least correlated and perform linear regression<text:line-break/>Find the mean squared and r-squared errors for the training and tes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7T21:22:08.480494176</meta:creation-date>
    <dc:date>2019-10-17T21:23:04.502745282</dc:date>
    <meta:editing-duration>PT56S</meta:editing-duration>
    <meta:editing-cycles>2</meta:editing-cycles>
    <meta:generator>LibreOffice/6.3.2.2$Linux_X86_64 LibreOffice_project/30$Build-2</meta:generator>
    <meta:document-statistic meta:table-count="0" meta:image-count="0" meta:object-count="0" meta:page-count="1" meta:paragraph-count="7" meta:word-count="169" meta:character-count="987" meta:non-whitespace-character-count="812"/>
  </office:meta>
</office:document-meta>
</file>